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 style:font-pitch="variable"/>
    <style:font-face style:name="inherit1" svg:font-family="inherit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404040" loext:fill-color-lum-mod="75%" loext:fill-color-lum-off="2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.035cm" draw:stroke-linejoin="miter" svg:stroke-linecap="butt" draw:fill="solid" draw:fill-color="#000000" loext:fill-theme-color="dk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draw:stroke-linejoin="miter" svg:stroke-linecap="butt" draw:fill="solid" draw:fill-color="#000000" loext:fill-theme-color="dk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9cm" svg:stroke-color="#ff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9cm" svg:stroke-color="#00b05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solid" svg:stroke-width="0.018cm" svg:stroke-color="#000000" draw:stroke-linejoin="miter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none" svg:stroke-width="0.035cm" draw:stroke-linejoin="miter" svg:stroke-linecap="butt" draw:fill="solid" draw:fill-color="#000000" loext:fill-theme-color="dk1" draw:textarea-vertical-align="middle" draw:auto-grow-height="false" draw:fit-to-size="false" style:shrink-to-fit="false" fo:min-height="0.044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0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58cm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Diapositive_20_de_20_titr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V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182cm" style:use-optimal-column-width="false"/>
    </style:style>
    <style:style style:name="co2" style:family="table-column">
      <style:table-column-properties style:column-width="6.479cm" style:use-optimal-column-width="false"/>
    </style:style>
    <style:style style:name="co3" style:family="table-column">
      <style:table-column-properties style:column-width="2.54cm" style:use-optimal-column-width="false"/>
    </style:style>
    <style:style style:name="co4" style:family="table-column">
      <style:table-column-properties style:column-width="2.514cm" style:use-optimal-column-width="false"/>
    </style:style>
    <style:style style:name="co5" style:family="table-column">
      <style:table-column-properties style:column-width="2.41cm" style:use-optimal-column-width="false"/>
    </style:style>
    <style:style style:name="co6" style:family="table-column">
      <style:table-column-properties style:column-width="4.095cm" style:use-optimal-column-width="false"/>
    </style:style>
    <style:style style:name="co7" style:family="table-column">
      <style:table-column-properties style:column-width="2.357cm" style:use-optimal-column-width="false"/>
    </style:style>
    <style:style style:name="co8" style:family="table-column">
      <style:table-column-properties style:column-width="4.526cm" style:use-optimal-column-width="false"/>
    </style:style>
    <style:style style:name="co9" style:family="table-column">
      <style:table-column-properties style:column-width="2.284cm" style:use-optimal-column-width="false"/>
    </style:style>
    <style:style style:name="co10" style:family="table-column">
      <style:table-column-properties style:column-width="2.287cm" style:use-optimal-column-width="false"/>
    </style:style>
    <style:style style:name="co11" style:family="table-column">
      <style:table-column-properties style:column-width="2.061cm" style:use-optimal-column-width="false"/>
    </style:style>
    <style:style style:name="co12" style:family="table-column">
      <style:table-column-properties style:column-width="7.9cm" style:use-optimal-column-width="false"/>
    </style:style>
    <style:style style:name="co13" style:family="table-column">
      <style:table-column-properties style:column-width="2.673cm" style:use-optimal-column-width="false"/>
    </style:style>
    <style:style style:name="co14" style:family="table-column">
      <style:table-column-properties style:column-width="1.932cm" style:use-optimal-column-width="false"/>
    </style:style>
    <style:style style:name="co15" style:family="table-column">
      <style:table-column-properties style:column-width="3.995cm" style:use-optimal-column-width="false"/>
    </style:style>
    <style:style style:name="co16" style:family="table-column">
      <style:table-column-properties style:column-width="15.319cm" style:use-optimal-column-width="false"/>
    </style:style>
    <style:style style:name="co17" style:family="table-column">
      <style:table-column-properties style:column-width="10.5cm" style:use-optimal-column-width="false"/>
    </style:style>
    <style:style style:name="ro1" style:family="table-row">
      <style:table-row-properties style:row-height="1.448cm" style:use-optimal-row-height="false"/>
    </style:style>
    <style:style style:name="ro2" style:family="table-row">
      <style:table-row-properties style:row-height="1.866cm" style:use-optimal-row-height="false"/>
    </style:style>
    <style:style style:name="ro3" style:family="table-row">
      <style:table-row-properties style:row-height="1.995cm" style:use-optimal-row-height="false"/>
    </style:style>
    <style:style style:name="ro4" style:family="table-row">
      <style:table-row-properties style:row-height="4.148cm" style:use-optimal-row-height="false"/>
    </style:style>
    <style:style style:name="ro5" style:family="table-row">
      <style:table-row-properties style:row-height="2.721cm" style:use-optimal-row-height="false"/>
    </style:style>
    <style:style style:name="ro6" style:family="table-row">
      <style:table-row-properties style:row-height="1.03cm" style:use-optimal-row-height="false"/>
    </style:style>
    <style:style style:name="ro7" style:family="table-row">
      <style:table-row-properties style:row-height="1.655cm" style:use-optimal-row-height="false"/>
    </style:style>
    <style:style style:name="ro8" style:family="table-row">
      <style:table-row-properties style:row-height="1.121cm" style:use-optimal-row-height="false"/>
    </style:style>
    <style:style style:name="ro9" style:family="table-row">
      <style:table-row-properties style:row-height="1.017cm" style:use-optimal-row-height="false"/>
    </style:style>
    <style:style style:name="ro10" style:family="table-row">
      <style:table-row-properties style:row-height="3.039cm" style:use-optimal-row-height="false"/>
    </style:style>
    <style:style style:name="ro11" style:family="table-row">
      <style:table-row-properties style:row-height="1.674cm" style:use-optimal-row-height="false"/>
    </style:style>
    <style:style style:name="ro12" style:family="table-row">
      <style:table-row-properties style:row-height="1.627cm" style:use-optimal-row-height="false"/>
    </style:style>
    <style:style style:name="ro13" style:family="table-row">
      <style:table-row-properties style:row-height="1.609cm" style:use-optimal-row-height="false"/>
    </style:style>
    <style:style style:name="ro14" style:family="table-row">
      <style:table-row-properties style:row-height="1.636cm" style:use-optimal-row-height="false"/>
    </style:style>
    <style:style style:name="ro15" style:family="table-row">
      <style:table-row-properties style:row-height="1.471cm" style:use-optimal-row-height="false"/>
    </style:style>
    <style:style style:name="ro16" style:family="table-row">
      <style:table-row-properties style:row-height="3.272cm" style:use-optimal-row-height="false"/>
    </style:style>
    <style:style style:name="ro17" style:family="table-row">
      <style:table-row-properties style:row-height="2.732cm" style:use-optimal-row-height="false"/>
    </style:style>
    <style:style style:name="ro18" style:family="table-row">
      <style:table-row-properties style:row-height="2.74cm" style:use-optimal-row-height="false"/>
    </style:style>
    <style:style style:name="ce1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000000"/>
    </style:style>
    <style:style style:name="ce2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ffffff" fo:border-bottom="0.48pt solid #000000"/>
    </style:style>
    <style:style style:name="ce3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4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ffffff"/>
    </style:style>
    <style:style style:name="ce5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000000" fo:border-bottom="0.48pt solid #ffffff"/>
    </style:style>
    <style:style style:name="ce6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</style:style>
    <style:style style:name="ce7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8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ffffff" fo:border-bottom="0.48pt solid #ffffff"/>
    </style:style>
    <style:style style:name="ce9" style:family="table-cell">
      <loext:graphic-properties draw:fill="solid" draw:fill-color="#4472c4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0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11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ce1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000000"/>
    </style:style>
    <style:style style:name="ce13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000000"/>
    </style:style>
    <style:style style:name="ce14" style:family="table-cell">
      <style:text-properties style:font-name="Liberation Sans3" fo:font-size="20pt" style:font-size-asian="20pt" style:font-size-complex="20pt"/>
    </style:style>
    <style:style style:name="ce15" style:family="table-cell">
      <style:paragraph-properties style:text-autospace="none" style:line-break="normal" style:writing-mode="page"/>
      <style:text-properties style:font-name="Liberation Sans3" fo:font-size="12pt" style:font-size-asian="12pt" style:font-size-complex="12pt" fo:hyphenate="false"/>
    </style:style>
    <style:style style:name="ce16" style:family="table-cell">
      <style:text-properties style:font-name="Liberation Sans3" fo:font-size="12pt" style:font-size-asian="12pt" style:font-size-complex="12pt"/>
    </style:style>
    <style:style style:name="ce17" style:family="table-cell">
      <style:paragraph-properties fo:line-height="100%"/>
      <style:text-properties style:font-name="Liberation Sans3" fo:font-size="12pt" style:font-size-asian="12pt" style:font-size-complex="12pt"/>
    </style:style>
    <style:style style:name="ce18" style:family="table-cell">
      <style:text-properties fo:font-size="11pt" style:font-size-asian="11pt" style:font-size-complex="11pt"/>
    </style:style>
    <style:style style:name="ce19" style:family="table-cell">
      <style:text-properties style:font-name="Liberation Sans3" fo:font-size="11pt" style:font-size-asian="11pt" style:font-size-complex="11pt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solid" draw:fill-color="#404040"/>
      <style:paragraph-properties fo:text-align="center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9" style:family="paragraph">
      <style:paragraph-properties style:text-autospace="none" style:line-break="normal" style:writing-mode="page"/>
      <style:text-properties fo:hyphenate="false"/>
    </style:style>
    <style:style style:name="P20" style:family="paragraph">
      <style:paragraph-properties fo:line-height="100%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fr" fo:country="FR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18pt" fo:letter-spacing="normal" fo:language="fr" fo:country="FR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text-position="-25% 58%" style:font-name="Calibri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inherit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4pt" fo:letter-spacing="normal" fo:language="nb" fo:country="NO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inheri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-25% 58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-25% 58%" style:font-name="Calibri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-25% 58%" style:font-name="Calibri1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nsolas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-25% 58%" style:font-name="Calibri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nsolas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text-position="-25% 58%" style:font-name="Consolas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size="18pt"/>
    </style:style>
    <style:style style:name="T38" style:family="text">
      <style:text-properties style:font-name="Liberation Sans3" fo:font-size="20pt" style:font-size-asian="20pt" style:font-size-complex="20pt"/>
    </style:style>
    <style:style style:name="T39" style:family="text">
      <style:text-properties style:text-outline="false" style:text-line-through-style="none" style:text-line-through-type="none" style:font-name="Liberation Sans3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Liberation Sans3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iberation Sans3" fo:font-size="12pt" style:font-size-asian="12pt" style:font-size-complex="12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style:font-name="Liberation Sans3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021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lgorithm « n-classes »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lgorithm « n-classes »</text:span></text:p>
          </draw:text-box>
        </draw:frame>
        <draw:frame draw:name="Sous-titr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Search of the maximal n-tuple of cells where the expression of the k genes selected are the same for the n cells of the n-tupl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seudo-perturbations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seudo-perturbations</text:span></text:p>
          </draw:text-box>
        </draw:frame>
        <draw:frame draw:name="Sous-titre 2" presentation:style-name="pr4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3">Made up of k selected genes over n cells from n stages of develop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office:forms form:automatic-focus="false" form:apply-design-mode="false"/>
        <draw:frame draw:name="Tableau 2" draw:style-name="standard" draw:layer="layout" svg:width="22.576cm" svg:height="12.177cm" svg:x="5.644cm" svg:y="3.08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6"><text:span text:style-name="T4">Class</text:span></text:p>
              </table:table-cell>
              <table:table-cell>
                <text:p text:style-name="P6"><text:span text:style-name="T4">Cell</text:span></text:p>
              </table:table-cell>
              <table:table-cell>
                <text:p text:style-name="P6"><text:span text:style-name="T4">G</text:span><text:span text:style-name="T5">1</text:span></text:p>
              </table:table-cell>
              <table:table-cell>
                <text:p text:style-name="P6"><text:span text:style-name="T4">G</text:span><text:span text:style-name="T5">2</text:span></text:p>
              </table:table-cell>
              <table:table-cell>
                <text:p text:style-name="P6"><text:span text:style-name="T4">G</text:span><text:span text:style-name="T5">3</text:span></text:p>
              </table:table-cell>
              <table:table-cell>
                <text:p text:style-name="P6"><text:span text:style-name="T4">…</text:span></text:p>
              </table:table-cell>
              <table:table-cell table:style-name="ce3">
                <text:p text:style-name="P6"><text:span text:style-name="T4">G</text:span><text:span text:style-name="T5">k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6">C</text:span><text:span text:style-name="T7">1</text:span></text:p>
              </table:table-cell>
              <table:table-cell>
                <text:p text:style-name="P6"><text:span text:style-name="T8">C</text:span><text:span text:style-name="T9">e11</text:span><text:span text:style-name="T8">, C</text:span><text:span text:style-name="T9">e12</text:span><text:span text:style-name="T8">, …, C</text:span><text:span text:style-name="T9">e1d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0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…</text:span></text:p>
              </table:table-cell>
              <table:table-cell table:style-name="ce6" table:number-rows-spanned="4">
                <text:p text:style-name="P6"><text:span text:style-name="T10">1</text:span></text:p>
              </table:table-cell>
            </table:table-row>
            <table:table-row table:style-name="ro3" table:default-cell-style-name="standard">
              <table:table-cell table:style-name="ce7">
                <text:p text:style-name="P6"><text:span text:style-name="T6">C</text:span><text:span text:style-name="T7">2</text:span></text:p>
              </table:table-cell>
              <table:table-cell table:style-name="ce8">
                <text:p text:style-name="P7"><text:span text:style-name="T8">C</text:span><text:span text:style-name="T9">e21</text:span><text:span text:style-name="T8">, C</text:span><text:span text:style-name="T9">e22</text:span><text:span text:style-name="T8">, …, C</text:span><text:span text:style-name="T9">e2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standard">
              <table:table-cell table:style-name="ce7">
                <text:p text:style-name="P6"><text:span text:style-name="T6">…</text:span></text:p>
              </table:table-cell>
              <table:table-cell table:style-name="ce8">
                <text:p text:style-name="P6"><text:span text:style-name="T8">…</text:span><text:span text:style-name="T8">, <text:s text:c="3"/>…, <text:s text:c="3"/>…, <text:s text:c="2"/>…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standard">
              <table:table-cell table:style-name="ce7">
                <text:p text:style-name="P6"><text:span text:style-name="T6">C</text:span><text:span text:style-name="T7">n</text:span></text:p>
              </table:table-cell>
              <table:table-cell table:style-name="ce8">
                <text:p text:style-name="P7"><text:span text:style-name="T8">C</text:span><text:span text:style-name="T9">en1</text:span><text:span text:style-name="T8">, C</text:span><text:span text:style-name="T9">en2</text:span><text:span text:style-name="T8">, …, C</text:span><text:span text:style-name="T9">en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office:forms form:automatic-focus="false" form:apply-design-mode="false"/>
        <draw:frame draw:name="Tableau 2" draw:style-name="standard" draw:layer="layout" svg:width="22.576cm" svg:height="12.177cm" svg:x="5.644cm" svg:y="3.08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6"><text:span text:style-name="T4">Class</text:span></text:p>
              </table:table-cell>
              <table:table-cell>
                <text:p text:style-name="P6"><text:span text:style-name="T4">Cell</text:span></text:p>
              </table:table-cell>
              <table:table-cell>
                <text:p text:style-name="P6"><text:span text:style-name="T4">G</text:span><text:span text:style-name="T5">1</text:span></text:p>
              </table:table-cell>
              <table:table-cell>
                <text:p text:style-name="P6"><text:span text:style-name="T4">G</text:span><text:span text:style-name="T5">2</text:span></text:p>
              </table:table-cell>
              <table:table-cell>
                <text:p text:style-name="P6"><text:span text:style-name="T4">G</text:span><text:span text:style-name="T5">3</text:span></text:p>
              </table:table-cell>
              <table:table-cell>
                <text:p text:style-name="P6"><text:span text:style-name="T4">…</text:span></text:p>
              </table:table-cell>
              <table:table-cell table:style-name="ce3">
                <text:p text:style-name="P6"><text:span text:style-name="T4">G</text:span><text:span text:style-name="T5">k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6">C</text:span><text:span text:style-name="T7">1</text:span></text:p>
              </table:table-cell>
              <table:table-cell>
                <text:p text:style-name="P6"><text:span text:style-name="T8">C</text:span><text:span text:style-name="T9">e11</text:span><text:span text:style-name="T11">, C</text:span><text:span text:style-name="T12">e12</text:span><text:span text:style-name="T11">, …, C</text:span><text:span text:style-name="T12">e1d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0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…</text:span></text:p>
              </table:table-cell>
              <table:table-cell table:style-name="ce6" table:number-rows-spanned="4">
                <text:p text:style-name="P6"><text:span text:style-name="T10">1</text:span></text:p>
              </table:table-cell>
            </table:table-row>
            <table:table-row table:style-name="ro3" table:default-cell-style-name="standard">
              <table:table-cell table:style-name="ce7">
                <text:p text:style-name="P6"><text:span text:style-name="T6">C</text:span><text:span text:style-name="T7">2</text:span></text:p>
              </table:table-cell>
              <table:table-cell table:style-name="ce8">
                <text:p text:style-name="P7"><text:span text:style-name="T8">C</text:span><text:span text:style-name="T9">e21</text:span><text:span text:style-name="T11">, C</text:span><text:span text:style-name="T12">e22</text:span><text:span text:style-name="T11">, …, C</text:span><text:span text:style-name="T12">e2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standard">
              <table:table-cell table:style-name="ce7">
                <text:p text:style-name="P6"><text:span text:style-name="T6">…</text:span></text:p>
              </table:table-cell>
              <table:table-cell table:style-name="ce8">
                <text:p text:style-name="P6"><text:span text:style-name="T8">…</text:span><text:span text:style-name="T8">, </text:span><text:span text:style-name="T11"><text:s text:c="3"/>…, <text:s text:c="3"/>…, <text:s text:c="2"/>…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standard">
              <table:table-cell table:style-name="ce7">
                <text:p text:style-name="P6"><text:span text:style-name="T6">C</text:span><text:span text:style-name="T7">n</text:span></text:p>
              </table:table-cell>
              <table:table-cell table:style-name="ce8">
                <text:p text:style-name="P7"><text:span text:style-name="T8">C</text:span><text:span text:style-name="T9">en1</text:span><text:span text:style-name="T8">, </text:span><text:span text:style-name="T11">C</text:span><text:span text:style-name="T12">en2</text:span><text:span text:style-name="T11">, …, C</text:span><text:span text:style-name="T12">en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office:forms form:automatic-focus="false" form:apply-design-mode="false"/>
        <draw:frame draw:name="Tableau 2" draw:style-name="standard" draw:layer="layout" svg:width="22.576cm" svg:height="12.177cm" svg:x="5.644cm" svg:y="3.08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6"><text:span text:style-name="T4">Class</text:span></text:p>
              </table:table-cell>
              <table:table-cell>
                <text:p text:style-name="P6"><text:span text:style-name="T4">Cell</text:span></text:p>
              </table:table-cell>
              <table:table-cell>
                <text:p text:style-name="P6"><text:span text:style-name="T4">G</text:span><text:span text:style-name="T5">1</text:span></text:p>
              </table:table-cell>
              <table:table-cell>
                <text:p text:style-name="P6"><text:span text:style-name="T4">G</text:span><text:span text:style-name="T5">2</text:span></text:p>
              </table:table-cell>
              <table:table-cell>
                <text:p text:style-name="P6"><text:span text:style-name="T4">G</text:span><text:span text:style-name="T5">3</text:span></text:p>
              </table:table-cell>
              <table:table-cell>
                <text:p text:style-name="P6"><text:span text:style-name="T4">…</text:span></text:p>
              </table:table-cell>
              <table:table-cell table:style-name="ce3">
                <text:p text:style-name="P6"><text:span text:style-name="T4">G</text:span><text:span text:style-name="T5">k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6">C</text:span><text:span text:style-name="T7">1</text:span></text:p>
              </table:table-cell>
              <table:table-cell>
                <text:p text:style-name="P6"><text:span text:style-name="T8">C</text:span><text:span text:style-name="T9">e1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0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…</text:span></text:p>
              </table:table-cell>
              <table:table-cell table:style-name="ce6" table:number-rows-spanned="4">
                <text:p text:style-name="P6"><text:span text:style-name="T10">1</text:span></text:p>
              </table:table-cell>
            </table:table-row>
            <table:table-row table:style-name="ro3" table:default-cell-style-name="standard">
              <table:table-cell table:style-name="ce7">
                <text:p text:style-name="P6"><text:span text:style-name="T6">C</text:span><text:span text:style-name="T7">2</text:span></text:p>
              </table:table-cell>
              <table:table-cell table:style-name="ce8">
                <text:p text:style-name="P7"><text:span text:style-name="T8">C</text:span><text:span text:style-name="T9">e2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standard">
              <table:table-cell table:style-name="ce7">
                <text:p text:style-name="P6"><text:span text:style-name="T6">…</text:span></text:p>
              </table:table-cell>
              <table:table-cell table:style-name="ce8">
                <text:p text:style-name="P6"><text:span text:style-name="T8">…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standard">
              <table:table-cell table:style-name="ce7">
                <text:p text:style-name="P6"><text:span text:style-name="T6">C</text:span><text:span text:style-name="T7">n</text:span></text:p>
              </table:table-cell>
              <table:table-cell table:style-name="ce8">
                <text:p text:style-name="P7"><text:span text:style-name="T8">C</text:span><text:span text:style-name="T9">e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P Code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SP Code</text:span></text:p>
          </draw:text-box>
        </draw:frame>
        <draw:frame draw:name="Sous-titre 2" presentation:style-name="pr4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3">Step-by-ste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office:forms form:automatic-focus="false" form:apply-design-mode="false"/>
        <draw:custom-shape draw:name="ZoneTexte 1" draw:style-name="gr2" draw:text-style-name="P9" draw:layer="layout" svg:width="29.987cm" svg:height="10.747cm" svg:x="1.94cm" svg:y="3.085cm">
          <text:p text:style-name="P8"><text:span text:style-name="T13">INPUTS</text:span><text:span text:style-name="T14"> :</text:span></text:p>
          <text:p text:style-name="P8"><text:span text:style-name="T14"/></text:p>
          <text:list text:style-name="L3">
            <text:list-item>
              <text:p text:style-name="P8"><text:span text:style-name="T15">pert(C,G,S,CL) : </text:span><text:span text:style-name="T2">expression S of the gene G for the cell C belonging to the class CL.</text:span></text:p>
            </text:list-item>
          </text:list>
          <text:p text:style-name="P8"><text:span text:style-name="T15"/></text:p>
          <text:p text:style-name="P8"><text:span text:style-name="T16">OUTPUTS</text:span><text:span text:style-name="T15"> :</text:span></text:p>
          <text:p text:style-name="P8"><text:span text:style-name="T15"/></text:p>
          <text:list text:continue-numbering="true" text:style-name="L3">
            <text:list-item>
              <text:p text:style-name="P8"><text:span text:style-name="T15">selgene(G) : </text:span><text:span text:style-name="T2">gene G is a selected gene belonging to the k genes.</text:span></text:p>
            </text:list-item>
            <text:list-item>
              <text:p text:style-name="P8"><text:span text:style-name="T15">affinity(I) : </text:span><text:span text:style-name="T2">a cell among the n cells where their expression for the k selected genes are the same for all cells. The n cells belong to n different class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4" draw:text-style-name="P9" draw:layer="layout" svg:width="16.224cm" svg:height="0.843cm" svg:x="0.389cm" svg:y="0.259cm">
          <text:p text:style-name="P8"><text:span text:style-name="T17">#const k = 3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5" draw:text-style-name="P12" draw:layer="layout" svg:width="14.073cm" svg:height="4.315cm" svg:x="18.35cm" svg:y="7.345cm">
          <text:p text:style-name="P11"><text:span text:style-name="T8">We define the number of selected genes to be considered. It corresponds to the number of genes constituting the pseudo-perturb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6" draw:text-style-name="P9" draw:layer="layout" svg:width="16.224cm" svg:height="2.027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7" draw:text-style-name="P12" draw:layer="layout" svg:width="14.073cm" svg:height="2.283cm" svg:x="18.35cm" svg:y="7.345cm">
          <text:p text:style-name="P11"><text:span text:style-name="T8">We retrieve the list of n classes present in the datas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8" draw:text-style-name="P9" draw:layer="layout" svg:width="16.224cm" svg:height="2.619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9" draw:text-style-name="P12" draw:layer="layout" svg:width="14.073cm" svg:height="4.315cm" svg:x="18.298cm" svg:y="7.345cm">
          <text:p text:style-name="P11"><text:span text:style-name="T8">We count the number of classes in the list in order to verify later that we have a n-tuple of cells belonging to the n different clas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0" draw:text-style-name="P9" draw:layer="layout" svg:width="16.224cm" svg:height="3.211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1" draw:text-style-name="P14" draw:layer="layout" svg:width="14.073cm" svg:height="5.331cm" svg:x="18.298cm" svg:y="7.345cm">
          <text:p text:style-name="P13"><text:span text:style-name="T19">We define a reference class in order to compare all cells to that class once instead of comparing each pair of cells in both direc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2" draw:text-style-name="P9" draw:layer="layout" svg:width="16.224cm" svg:height="4.395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3" draw:text-style-name="P14" draw:layer="layout" svg:width="14.073cm" svg:height="4.315cm" svg:x="18.298cm" svg:y="7.345cm">
          <text:p text:style-name="P13"><text:span text:style-name="T19">We generate all combinations of k genes G among all cells of all classes for expression 0 or 1 (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4" draw:text-style-name="P9" draw:layer="layout" svg:width="16.224cm" svg:height="6.171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5" draw:text-style-name="P14" draw:layer="layout" svg:width="14.073cm" svg:height="7.363cm" svg:x="18.376cm" svg:y="4.265cm">
          <text:p text:style-name="P13"><text:span text:style-name="T19">We generate </text:span><text:span text:style-name="T22">an equal/4 predicate for cells I and J, from two different classes, one being the reference class R and the other a different class S where their expression for the gene G is equ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" draw:style-name="standard" draw:layer="layout" svg:width="13.577cm" svg:height="3.18cm" svg:x="18.624cm" svg:y="11.695cm">
          <table:table>
            <table:table-column table:style-name="co8"/>
            <table:table-column table:style-name="co8"/>
            <table:table-column table:style-name="co8"/>
            <table:table-row table:style-name="ro6" table:default-cell-style-name="ce9">
              <table:table-cell>
                <text:p text:style-name="P15"><text:span text:style-name="T23">Class</text:span></text:p>
              </table:table-cell>
              <table:table-cell>
                <text:p text:style-name="P6"><text:span text:style-name="T24">Ref (R)</text:span></text:p>
              </table:table-cell>
              <table:table-cell>
                <text:p text:style-name="P6"><text:span text:style-name="T24">S</text:span></text:p>
              </table:table-cell>
            </table:table-row>
            <table:table-row table:style-name="ro6" table:default-cell-style-name="ce10">
              <table:table-cell>
                <text:p text:style-name="P15"><text:span text:style-name="T25">Cell</text:span></text:p>
              </table:table-cell>
              <table:table-cell>
                <text:p text:style-name="P6"><text:span text:style-name="T26">I</text:span></text:p>
              </table:table-cell>
              <table:table-cell>
                <text:p text:style-name="P6"><text:span text:style-name="T26">J</text:span></text:p>
              </table:table-cell>
            </table:table-row>
            <table:table-row table:style-name="ro6" table:default-cell-style-name="ce11">
              <table:table-cell>
                <text:p text:style-name="P15"><text:span text:style-name="T25">Gene G</text:span></text:p>
              </table:table-cell>
              <table:table-cell>
                <text:p text:style-name="P15"><text:span text:style-name="T27">g</text:span><text:span text:style-name="T28">I</text:span><text:span text:style-name="T27">(G) = </text:span><text:span text:style-name="T26">1</text:span></text:p>
              </table:table-cell>
              <table:table-cell>
                <text:p text:style-name="P15"><text:span text:style-name="T27">g</text:span><text:span text:style-name="T28">J</text:span><text:span text:style-name="T27">(G) = g</text:span><text:span text:style-name="T28">I</text:span><text:span text:style-name="T27">(G) = </text:span><text:span text:style-name="T26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6" draw:text-style-name="P9" draw:layer="layout" svg:width="16.224cm" svg:height="6.763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7" draw:text-style-name="P14" draw:layer="layout" svg:width="14.073cm" svg:height="4.315cm" svg:x="18.324cm" svg:y="7.298cm">
          <text:p text:style-name="P13"><text:span text:style-name="T19">We generate </text:span><text:span text:style-name="T22">a match_pert/2 predicate for cells I and J to simplify the previous predicate equal/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8" draw:text-style-name="P9" draw:layer="layout" svg:width="16.224cm" svg:height="8.539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9" draw:text-style-name="P14" draw:layer="layout" svg:width="14.073cm" svg:height="5.331cm" svg:x="18.428cm" svg:y="7.065cm">
          <text:p text:style-name="P13"><text:span text:style-name="T19">We generate </text:span><text:span text:style-name="T22">an affi_pert/3 predicate for cells I and J that have the same k expressions of gene G, ie they have the same boolean vec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0" draw:text-style-name="P9" draw:layer="layout" svg:width="16.224cm" svg:height="10.315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1" draw:text-style-name="P14" draw:layer="layout" svg:width="14.073cm" svg:height="3.299cm" svg:x="18.428cm" svg:y="7.065cm">
          <text:p text:style-name="P13"><text:span text:style-name="T19">We generate </text:span><text:span text:style-name="T22">a pot_affi/1 predicate where all the classes have the same boolean vec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2" draw:text-style-name="P9" draw:layer="layout" svg:width="16.224cm" svg:height="10.315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3" draw:text-style-name="P14" draw:layer="layout" svg:width="14.073cm" svg:height="3.299cm" svg:x="18.532cm" svg:y="3.307cm">
          <text:p text:style-name="P13"><text:span text:style-name="T19">We generate </text:span><text:span text:style-name="T22">a pot_affi/1 predicate where all the classes have the same boolean vec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" draw:style-name="standard" draw:layer="layout" svg:width="13.706cm" svg:height="7.168cm" svg:x="18.715cm" svg:y="8.531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9">
              <table:table-cell>
                <text:p text:style-name="P15"><text:span text:style-name="T23">Class</text:span></text:p>
              </table:table-cell>
              <table:table-cell>
                <text:p text:style-name="P15"><text:span text:style-name="T24">Ref (R)</text:span></text:p>
              </table:table-cell>
              <table:table-cell>
                <text:p text:style-name="P15"><text:span text:style-name="T24">C</text:span><text:span text:style-name="T29">1</text:span></text:p>
              </table:table-cell>
              <table:table-cell>
                <text:p text:style-name="P15"><text:span text:style-name="T24">C</text:span><text:span text:style-name="T29">2</text:span></text:p>
              </table:table-cell>
              <table:table-cell>
                <text:p text:style-name="P15"><text:span text:style-name="T24">…</text:span></text:p>
              </table:table-cell>
              <table:table-cell>
                <text:p text:style-name="P15"><text:span text:style-name="T24">C</text:span><text:span text:style-name="T29">n</text:span></text:p>
              </table:table-cell>
            </table:table-row>
            <table:table-row table:style-name="ro8" table:default-cell-style-name="ce10">
              <table:table-cell>
                <text:p text:style-name="P15"><text:span text:style-name="T25">Cell</text:span></text:p>
              </table:table-cell>
              <table:table-cell>
                <text:p text:style-name="P15"><text:span text:style-name="T27">I</text:span><text:span text:style-name="T28">1</text:span></text:p>
              </table:table-cell>
              <table:table-cell>
                <text:p text:style-name="P15"><text:span text:style-name="T27">J</text:span><text:span text:style-name="T28">1</text:span></text:p>
              </table:table-cell>
              <table:table-cell>
                <text:p text:style-name="P15"><text:span text:style-name="T27">K</text:span><text:span text:style-name="T28">1</text:span></text:p>
              </table:table-cell>
              <table:table-cell>
                <text:p text:style-name="P15"><text:span text:style-name="T27">…</text:span></text:p>
              </table:table-cell>
              <table:table-cell>
                <text:p text:style-name="P15"><text:span text:style-name="T27">L</text:span><text:span text:style-name="T28">1</text:span></text:p>
              </table:table-cell>
            </table:table-row>
            <table:table-row table:style-name="ro8" table:default-cell-style-name="ce11">
              <table:table-cell>
                <text:p text:style-name="P15"><text:span text:style-name="T25">G</text:span><text:span text:style-name="T30">1</text:span></text:p>
              </table:table-cell>
              <table:table-cell>
                <text:p text:style-name="P15"><text:span text:style-name="T27">1</text:span></text:p>
              </table:table-cell>
              <table:table-cell>
                <text:p text:style-name="P15"><text:span text:style-name="T27">1</text:span></text:p>
              </table:table-cell>
              <table:table-cell>
                <text:p text:style-name="P15"><text:span text:style-name="T27">1</text:span></text:p>
              </table:table-cell>
              <table:table-cell>
                <text:p text:style-name="P15"><text:span text:style-name="T27">…</text:span></text:p>
              </table:table-cell>
              <table:table-cell>
                <text:p text:style-name="P15"><text:span text:style-name="T27">1</text:span></text:p>
              </table:table-cell>
            </table:table-row>
            <table:table-row table:style-name="ro8" table:default-cell-style-name="ce10">
              <table:table-cell>
                <text:p text:style-name="P15"><text:span text:style-name="T25">G</text:span><text:span text:style-name="T30">2</text:span></text:p>
              </table:table-cell>
              <table:table-cell>
                <text:p text:style-name="P15"><text:span text:style-name="T27">0</text:span></text:p>
              </table:table-cell>
              <table:table-cell>
                <text:p text:style-name="P15"><text:span text:style-name="T27">0</text:span></text:p>
              </table:table-cell>
              <table:table-cell>
                <text:p text:style-name="P15"><text:span text:style-name="T27">0</text:span></text:p>
              </table:table-cell>
              <table:table-cell>
                <text:p text:style-name="P15"><text:span text:style-name="T27">…</text:span></text:p>
              </table:table-cell>
              <table:table-cell>
                <text:p text:style-name="P15"><text:span text:style-name="T27">0</text:span></text:p>
              </table:table-cell>
            </table:table-row>
            <table:table-row table:style-name="ro6" table:default-cell-style-name="ce11">
              <table:table-cell>
                <text:p text:style-name="P15"><text:span text:style-name="T25">…</text:span></text:p>
              </table:table-cell>
              <table:table-cell>
                <text:p text:style-name="P15"><text:span text:style-name="T27">…</text:span></text:p>
              </table:table-cell>
              <table:table-cell>
                <text:p text:style-name="P15"><text:span text:style-name="T27">…</text:span></text:p>
              </table:table-cell>
              <table:table-cell>
                <text:p text:style-name="P15"><text:span text:style-name="T27">…</text:span></text:p>
              </table:table-cell>
              <table:table-cell>
                <text:p text:style-name="P15"><text:span text:style-name="T27">…</text:span></text:p>
              </table:table-cell>
              <table:table-cell>
                <text:p text:style-name="P15"><text:span text:style-name="T27">…</text:span></text:p>
              </table:table-cell>
            </table:table-row>
            <table:table-row table:style-name="ro8" table:default-cell-style-name="ce10">
              <table:table-cell>
                <text:p text:style-name="P15"><text:span text:style-name="T25">G</text:span><text:span text:style-name="T30">k</text:span></text:p>
              </table:table-cell>
              <table:table-cell>
                <text:p text:style-name="P15"><text:span text:style-name="T27">1</text:span></text:p>
              </table:table-cell>
              <table:table-cell>
                <text:p text:style-name="P15"><text:span text:style-name="T27">1</text:span></text:p>
              </table:table-cell>
              <table:table-cell>
                <text:p text:style-name="P15"><text:span text:style-name="T27">1</text:span></text:p>
              </table:table-cell>
              <table:table-cell>
                <text:p text:style-name="P15"><text:span text:style-name="T27">…</text:span></text:p>
              </table:table-cell>
              <table:table-cell>
                <text:p text:style-name="P15"><text:span text:style-name="T27">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4" draw:text-style-name="P9" draw:layer="layout" svg:width="16.224cm" svg:height="11.499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text:p text:style-name="P8"><text:span text:style-name="T18"/></text:p>
          <text:p text:style-name="P8"><text:span text:style-name="T18">0{affinity(I)}1 :- pot_affi(I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5" draw:text-style-name="P14" draw:layer="layout" svg:width="14.073cm" svg:height="6.347cm" svg:x="18.376cm" svg:y="6.832cm">
          <text:p text:style-name="P13"><text:span text:style-name="T19">We generate</text:span><text:span text:style-name="T22">, or not, an affinity/1 predicate where cell I of the reference class, has the same boolean vector than N-1 other cells from the other N-1 clas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ide">
        <office:forms form:automatic-focus="false" form:apply-design-mode="false"/>
        <draw:custom-shape draw:name="Ellipse 1" draw:style-name="gr26" draw:text-style-name="P16" draw:layer="layout" svg:width="0.44cm" svg:height="0.414cm" svg:x="7.634cm" svg:y="6.2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" draw:style-name="gr27" draw:text-style-name="P9" draw:layer="layout" svg:width="1.156cm" svg:height="1.117cm" svg:x="6.918cm" svg:y="6.29cm">
          <text:p text:style-name="P8"><text:span text:style-name="T6">I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" draw:style-name="gr26" draw:text-style-name="P16" draw:layer="layout" svg:width="0.44cm" svg:height="0.414cm" svg:x="7.634cm" svg:y="8.72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4" draw:style-name="gr28" draw:text-style-name="P9" draw:layer="layout" svg:width="1.156cm" svg:height="1.117cm" svg:x="6.918cm" svg:y="8.724cm">
          <text:p text:style-name="P8"><text:span text:style-name="T6">I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" draw:style-name="gr26" draw:text-style-name="P16" draw:layer="layout" svg:width="0.44cm" svg:height="0.414cm" svg:x="7.634cm" svg:y="11.15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6" draw:style-name="gr29" draw:text-style-name="P9" draw:layer="layout" svg:width="1.156cm" svg:height="1.117cm" svg:x="6.918cm" svg:y="11.158cm">
          <text:p text:style-name="P8"><text:span text:style-name="T6">I</text:span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7" draw:style-name="gr26" draw:text-style-name="P16" draw:layer="layout" svg:width="0.44cm" svg:height="0.414cm" svg:x="12.366cm" svg:y="6.2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8" draw:style-name="gr30" draw:text-style-name="P9" draw:layer="layout" svg:width="1.156cm" svg:height="1.117cm" svg:x="11.649cm" svg:y="6.29cm">
          <text:p text:style-name="P8"><text:span text:style-name="T6">J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9" draw:style-name="gr26" draw:text-style-name="P16" draw:layer="layout" svg:width="0.44cm" svg:height="0.414cm" svg:x="12.366cm" svg:y="8.72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0" draw:style-name="gr31" draw:text-style-name="P9" xml:id="id1" draw:id="id1" draw:layer="layout" svg:width="1.156cm" svg:height="1.117cm" svg:x="11.649cm" svg:y="8.724cm">
          <text:p text:style-name="P8"><text:span text:style-name="T6">J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1" draw:style-name="gr26" draw:text-style-name="P16" draw:layer="layout" svg:width="0.44cm" svg:height="0.414cm" svg:x="12.366cm" svg:y="11.15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2" draw:style-name="gr32" draw:text-style-name="P9" draw:layer="layout" svg:width="1.156cm" svg:height="1.117cm" svg:x="11.649cm" svg:y="11.158cm">
          <text:p text:style-name="P8"><text:span text:style-name="T6">J</text:span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3" draw:style-name="gr26" draw:text-style-name="P16" draw:layer="layout" svg:width="0.44cm" svg:height="0.414cm" svg:x="17.112cm" svg:y="6.2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4" draw:style-name="gr33" draw:text-style-name="P9" xml:id="id2" draw:id="id2" draw:layer="layout" svg:width="1.156cm" svg:height="1.117cm" svg:x="16.395cm" svg:y="6.29cm">
          <text:p text:style-name="P8"><text:span text:style-name="T6">K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5" draw:style-name="gr26" draw:text-style-name="P16" draw:layer="layout" svg:width="0.44cm" svg:height="0.414cm" svg:x="17.112cm" svg:y="8.72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6" draw:style-name="gr34" draw:text-style-name="P9" draw:layer="layout" svg:width="1.156cm" svg:height="1.117cm" svg:x="16.395cm" svg:y="8.724cm">
          <text:p text:style-name="P8"><text:span text:style-name="T6">K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7" draw:style-name="gr26" draw:text-style-name="P16" draw:layer="layout" svg:width="0.44cm" svg:height="0.414cm" svg:x="17.112cm" svg:y="11.15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8" draw:style-name="gr35" draw:text-style-name="P9" draw:layer="layout" svg:width="1.156cm" svg:height="1.117cm" svg:x="16.395cm" svg:y="11.158cm">
          <text:p text:style-name="P8"><text:span text:style-name="T6">K</text:span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26" draw:text-style-name="P16" draw:layer="layout" svg:width="0.44cm" svg:height="0.414cm" svg:x="25.718cm" svg:y="6.2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36" draw:text-style-name="P9" draw:layer="layout" svg:width="1.156cm" svg:height="1.117cm" svg:x="25.002cm" svg:y="6.29cm">
          <text:p text:style-name="P8"><text:span text:style-name="T6">L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26" draw:text-style-name="P16" draw:layer="layout" svg:width="0.44cm" svg:height="0.414cm" svg:x="25.718cm" svg:y="8.72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2" draw:style-name="gr37" draw:text-style-name="P9" draw:layer="layout" svg:width="1.156cm" svg:height="1.117cm" svg:x="25.002cm" svg:y="8.724cm">
          <text:p text:style-name="P8"><text:span text:style-name="T6">L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3" draw:style-name="gr26" draw:text-style-name="P16" draw:layer="layout" svg:width="0.44cm" svg:height="0.414cm" svg:x="25.718cm" svg:y="11.15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4" draw:style-name="gr38" draw:text-style-name="P9" xml:id="id3" draw:id="id3" draw:layer="layout" svg:width="1.156cm" svg:height="1.117cm" svg:x="25.002cm" svg:y="11.158cm">
          <text:p text:style-name="P8"><text:span text:style-name="T6">L</text:span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39" draw:text-style-name="P9" draw:layer="layout" svg:width="1.542cm" svg:height="1.013cm" svg:x="7.083cm" svg:y="4.036cm">
          <text:p text:style-name="P8"><text:span text:style-name="T6">R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6" draw:style-name="gr40" draw:text-style-name="P9" draw:layer="layout" svg:width="1.156cm" svg:height="1.117cm" svg:x="12.008cm" svg:y="4.036cm">
          <text:p text:style-name="P8"><text:span text:style-name="T6">C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7" draw:style-name="gr41" draw:text-style-name="P9" draw:layer="layout" svg:width="1.156cm" svg:height="1.117cm" svg:x="16.753cm" svg:y="4.036cm">
          <text:p text:style-name="P8"><text:span text:style-name="T6">C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8" draw:style-name="gr42" draw:text-style-name="P9" draw:layer="layout" svg:width="1.156cm" svg:height="1.117cm" svg:x="25.36cm" svg:y="4.036cm">
          <text:p text:style-name="P8"><text:span text:style-name="T6">C</text:span><text:span text:style-name="T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3" draw:text-style-name="P16" draw:layer="layout" svg:width="0.496cm" svg:height="0.155cm" svg:x="20.481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3" draw:text-style-name="P16" draw:layer="layout" svg:width="0.496cm" svg:height="0.155cm" svg:x="21.402cm" svg:y="8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3" draw:text-style-name="P16" draw:layer="layout" svg:width="0.496cm" svg:height="0.155cm" svg:x="22.322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48" xml:id="id8" draw:id="id8">
          <draw:connector draw:name="Connecteur droit 33" draw:style-name="gr44" draw:text-style-name="P17" draw:layer="layout" draw:type="line" svg:x1="8.248cm" svg:y1="6.66cm" svg:x2="12.227cm" svg:y2="8.724cm" draw:end-shape="id1" draw:end-glue-point="0" svg:d="M8248 6660l3979 2064" svg:viewBox="0 0 3980 2065">
            <text:p/>
          </draw:connector>
          <draw:connector draw:name="Connecteur droit 36" draw:style-name="gr44" draw:text-style-name="P17" draw:layer="layout" draw:type="line" svg:x1="8.286cm" svg:y1="8.955cm" svg:x2="12.098cm" svg:y2="9.033cm" svg:d="M8286 8955l3812 78" svg:viewBox="0 0 3813 79">
            <text:p/>
          </draw:connector>
          <draw:connector draw:name="Connecteur droit 42" draw:style-name="gr44" draw:text-style-name="P17" draw:layer="layout" draw:type="line" svg:x1="12.913cm" svg:y1="8.724cm" svg:x2="16.395cm" svg:y2="6.848cm" draw:end-shape="id2" draw:end-glue-point="3" svg:d="M12913 8724l3482-1876" svg:viewBox="0 0 3483 1877">
            <text:p/>
          </draw:connector>
          <draw:connector draw:name="Connecteur droit 58" draw:style-name="gr44" draw:text-style-name="P17" draw:layer="layout" draw:type="line" svg:x1="25.58cm" svg:y1="11.158cm" svg:x2="17.736cm" svg:y2="6.47cm" draw:start-shape="id3" draw:start-glue-point="0" svg:d="M25580 11158l-7844-4688" svg:viewBox="0 0 7845 4689">
            <text:p/>
          </draw:connector>
          <draw:connector draw:name="Connecteur droit 61" draw:style-name="gr44" draw:text-style-name="P17" draw:layer="layout" draw:type="line" svg:x1="25.36cm" svg:y1="6.47cm" svg:x2="17.736cm" svg:y2="6.47cm" svg:d="M25360 6470h-7624" svg:viewBox="0 0 7625 1">
            <text:p/>
          </draw:connector>
        </draw:g>
        <draw:g draw:name="Groupe 55" xml:id="id9" draw:id="id9">
          <draw:g draw:name="Groupe 54">
            <draw:connector draw:name="Connecteur droit 68" draw:style-name="gr45" draw:text-style-name="P17" draw:layer="layout" draw:type="line" svg:x1="8.286cm" svg:y1="6.66cm" svg:x2="12.227cm" svg:y2="8.724cm" svg:d="M8286 6660l3941 2064" svg:viewBox="0 0 3942 2065">
              <text:p/>
            </draw:connector>
            <draw:connector draw:name="Connecteur droit 71" draw:style-name="gr45" draw:text-style-name="P17" draw:layer="layout" draw:type="line" svg:x1="16.395cm" svg:y1="6.802cm" svg:x2="12.944cm" svg:y2="8.724cm" svg:d="M16395 6802l-3451 1922" svg:viewBox="0 0 3452 1923">
              <text:p/>
            </draw:connector>
            <draw:connector draw:name="Connecteur droit 74" draw:style-name="gr45" draw:text-style-name="P17" draw:layer="layout" draw:type="line" svg:x1="17.736cm" svg:y1="6.47cm" svg:x2="25.58cm" svg:y2="11.158cm" svg:d="M17736 6470l7844 4688" svg:viewBox="0 0 7845 4689">
              <text:p/>
            </draw:connector>
            <draw:connector draw:name="Connecteur droit 77" draw:style-name="gr46" draw:text-style-name="P17" draw:layer="layout" draw:type="line" svg:x1="8.286cm" svg:y1="8.955cm" svg:x2="12.098cm" svg:y2="9.024cm" svg:d="M8286 8955l3812 69" svg:viewBox="0 0 3813 70">
              <text:p/>
            </draw:connector>
            <draw:connector draw:name="Connecteur droit 80" draw:style-name="gr46" draw:text-style-name="P17" draw:layer="layout" draw:type="line" svg:x1="16.284cm" svg:y1="7.088cm" svg:x2="13.022cm" svg:y2="8.891cm" svg:d="M16284 7088l-3262 1803" svg:viewBox="0 0 3263 1804">
              <text:p/>
            </draw:connector>
            <draw:connector draw:name="Connecteur droit 83" draw:style-name="gr46" draw:text-style-name="P17" draw:layer="layout" draw:type="line" svg:x1="17.736cm" svg:y1="6.47cm" svg:x2="25.36cm" svg:y2="6.497cm" svg:d="M17736 6470l7624 27" svg:viewBox="0 0 7625 28">
              <text:p/>
            </draw:connector>
          </draw:g>
          <draw:custom-shape draw:name="ZoneTexte 89" draw:style-name="gr47" draw:text-style-name="P9" draw:layer="layout" svg:width="6.815cm" svg:height="1.214cm" svg:x="4.878cm" svg:y="14.211cm">
            <text:p text:style-name="P8"><text:span text:style-name="T31">:- affinity(I</text:span><text:span text:style-name="T32">2</text:span><text:span text:style-name="T31">),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102" draw:style-name="gr48" draw:text-style-name="P9" draw:layer="layout" svg:width="4.43cm" svg:height="1.013cm" svg:x="0.649cm" svg:y="0.508cm">
          <text:p text:style-name="P8"><text:span text:style-name="T33">Contrainte n°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03" draw:style-name="standard" draw:layer="layout" svg:width="10.304cm" svg:height="2.137cm" svg:x="23.127cm" svg:y="0.374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8" table:default-cell-style-name="ce12">
              <table:table-cell>
                <text:p text:style-name="P6"><text:span text:style-name="T26">G</text:span><text:span text:style-name="T34">1</text:span></text:p>
              </table:table-cell>
              <table:table-cell>
                <text:p text:style-name="P7"><text:span text:style-name="T26">G</text:span><text:span text:style-name="T34">2</text:span></text:p>
              </table:table-cell>
              <table:table-cell>
                <text:p text:style-name="P7"><text:span text:style-name="T26">G</text:span><text:span text:style-name="T34">3</text:span></text:p>
              </table:table-cell>
              <table:table-cell>
                <text:p text:style-name="P6"><text:span text:style-name="T26">…</text:span></text:p>
              </table:table-cell>
              <table:table-cell>
                <text:p text:style-name="P7"><text:span text:style-name="T26">G</text:span><text:span text:style-name="T34">k</text:span></text:p>
              </table:table-cell>
            </table:table-row>
            <table:table-row table:style-name="ro9" table:default-cell-style-name="ce13"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…</text:span></text:p>
              </table:table-cell>
              <table:table-cell>
                <text:p text:style-name="P6"><text:span text:style-name="T27">1</text:span></text:p>
              </table:table-cell>
            </table:table-row>
          </table:table>
          <draw:image xlink:href="Pictures/TablePreview6.svm" xlink:type="simple" xlink:show="embed" xlink:actuate="onLoad"/>
        </draw:frame>
        <draw:g draw:name="Groupe 62" xml:id="id10" draw:id="id10">
          <draw:g draw:name="Groupe 60">
            <draw:custom-shape draw:name="ZoneTexte 90" draw:style-name="gr49" draw:text-style-name="P9" draw:layer="layout" svg:width="8.101cm" svg:height="1.214cm" svg:x="11.35cm" svg:y="14.211cm">
              <text:p text:style-name="P8"><text:span text:style-name="T31">affi_pert(I</text:span><text:span text:style-name="T32">1</text:span><text:span text:style-name="T31">,J,</text:span><text:span text:style-name="T35">_</text:span><text:span text:style-name="T31">),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91" draw:style-name="gr50" draw:text-style-name="P9" draw:layer="layout" svg:width="8.101cm" svg:height="1.214cm" svg:x="18.489cm" svg:y="14.211cm">
              <text:p text:style-name="P8"><text:span text:style-name="T31">affi_pert(I</text:span><text:span text:style-name="T32">2</text:span><text:span text:style-name="T31">,J,</text:span><text:span text:style-name="T35">_</text:span><text:span text:style-name="T31">),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95" draw:style-name="gr51" draw:text-style-name="P9" draw:layer="layout" svg:width="2.704cm" svg:height="1.214cm" svg:x="25.874cm" svg:y="14.211cm">
              <text:p text:style-name="P8"><text:span text:style-name="T35">I</text:span><text:span text:style-name="T36">1</text:span><text:span text:style-name="T35">&lt;I</text:span><text:span text:style-name="T36">2</text:span><text:span text:style-name="T3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59">
            <draw:custom-shape draw:name="Ellipse 87" draw:style-name="gr52" draw:text-style-name="P18" draw:layer="layout" svg:width="2.112cm" svg:height="2.062cm" svg:x="16.23cm" svg:y="5.444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88" draw:style-name="gr52" draw:text-style-name="P18" draw:layer="layout" svg:width="2.112cm" svg:height="4.552cm" svg:x="6.769cm" svg:y="5.426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orme libre : forme 56" draw:style-name="gr52" draw:text-style-name="P18" draw:layer="layout" svg:width="8.733cm" svg:height="3.265cm" svg:x="8.19cm" svg:y="2.981cm">
              <text:p/>
              <draw:enhanced-geometry draw:mirror-horizontal="false" draw:mirror-vertical="false" svg:viewBox="0 0 0 0" drawooo:sub-view-size="3144417 1175683" draw:text-areas="0 0 ?f8 ?f9" draw:type="ooxml-non-primitive" draw:enhanced-path="M 0 1175683 C 493745 590964 987491 6245 1511560 25 2035629 -6195 3144417 1138360 3144417 1138360 L 3144417 1138360 N">
                <draw:equation draw:name="f0" draw:formula="0*logwidth/3144417"/>
                <draw:equation draw:name="f1" draw:formula="1175683*logheight/1175683"/>
                <draw:equation draw:name="f2" draw:formula="1511560*logwidth/3144417"/>
                <draw:equation draw:name="f3" draw:formula="25*logheight/1175683"/>
                <draw:equation draw:name="f4" draw:formula="3144417*logwidth/3144417"/>
                <draw:equation draw:name="f5" draw:formula="1138360*logheight/1175683"/>
                <draw:equation draw:name="f6" draw:formula="3144417*logwidth/3144417"/>
                <draw:equation draw:name="f7" draw:formula="1138360*logheight/1175683"/>
                <draw:equation draw:name="f8" draw:formula="logwidth"/>
                <draw:equation draw:name="f9" draw:formula="logheight"/>
              </draw:enhanced-geometry>
            </draw:custom-shape>
            <draw:custom-shape draw:name="Forme libre : forme 57" draw:style-name="gr52" draw:text-style-name="P18" draw:layer="layout" svg:width="8.974cm" svg:height="6.779cm" svg:x="7.987cm" svg:y="7.14cm">
              <text:p/>
              <draw:enhanced-geometry draw:mirror-horizontal="false" draw:mirror-vertical="false" svg:viewBox="0 0 0 0" drawooo:sub-view-size="3230880 2440673" draw:text-areas="0 0 ?f6 ?f7" draw:type="ooxml-non-primitive" draw:enhanced-path="M 0 772160 C 609600 1664546 1219200 2556933 1757680 2428240 2296160 2299547 2763520 1149773 3230880 0 N">
                <draw:equation draw:name="f0" draw:formula="0*logwidth/3230880"/>
                <draw:equation draw:name="f1" draw:formula="772160*logheight/2440673"/>
                <draw:equation draw:name="f2" draw:formula="1757680*logwidth/3230880"/>
                <draw:equation draw:name="f3" draw:formula="2428240*logheight/2440673"/>
                <draw:equation draw:name="f4" draw:formula="3230880*logwidth/3230880"/>
                <draw:equation draw:name="f5" draw:formula="0*logheight/2440673"/>
                <draw:equation draw:name="f6" draw:formula="logwidth"/>
                <draw:equation draw:name="f7" draw:formula="logheight"/>
              </draw:enhanced-geometry>
            </draw:custom-shape>
          </draw:g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53" draw:text-style-name="P9" draw:layer="layout" svg:width="16.224cm" svg:height="13.275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text:p text:style-name="P8"><text:span text:style-name="T18"/></text:p>
          <text:p text:style-name="P8"><text:span text:style-name="T18">0{affinity(I)}1 :- pot_affi(I).</text:span></text:p>
          <text:p text:style-name="P8"><text:span text:style-name="T18"/></text:p>
          <text:p text:style-name="P8"><text:span text:style-name="T18">:- affinity(I2), affi_pert(I1,J,_), affi_pert(I2,J,_), <text:s/>I1 &lt; I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54" draw:text-style-name="P14" draw:layer="layout" svg:width="14.073cm" svg:height="5.331cm" svg:x="18.35cm" svg:y="6.832cm">
          <text:p text:style-name="P13"><text:span text:style-name="T22">I1 and I2 are 2 different cells in the reference class. If there is a cell J in another class which has an affinity with the 2, then they all have the same vec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ide">
        <office:forms form:automatic-focus="false" form:apply-design-mode="false"/>
        <draw:custom-shape draw:name="Ellipse 1" draw:style-name="gr26" draw:text-style-name="P16" draw:layer="layout" svg:width="0.44cm" svg:height="0.414cm" svg:x="7.634cm" svg:y="6.2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" draw:style-name="gr55" draw:text-style-name="P9" draw:layer="layout" svg:width="1.156cm" svg:height="1.117cm" svg:x="6.918cm" svg:y="6.29cm">
          <text:p text:style-name="P8"><text:span text:style-name="T6">I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" draw:style-name="gr26" draw:text-style-name="P16" draw:layer="layout" svg:width="0.44cm" svg:height="0.414cm" svg:x="7.634cm" svg:y="8.72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4" draw:style-name="gr56" draw:text-style-name="P9" draw:layer="layout" svg:width="1.156cm" svg:height="1.117cm" svg:x="6.918cm" svg:y="8.724cm">
          <text:p text:style-name="P8"><text:span text:style-name="T6">I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" draw:style-name="gr26" draw:text-style-name="P16" draw:layer="layout" svg:width="0.44cm" svg:height="0.414cm" svg:x="7.634cm" svg:y="11.15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6" draw:style-name="gr57" draw:text-style-name="P9" draw:layer="layout" svg:width="1.156cm" svg:height="1.117cm" svg:x="6.918cm" svg:y="11.158cm">
          <text:p text:style-name="P8"><text:span text:style-name="T6">I</text:span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7" draw:style-name="gr26" draw:text-style-name="P16" draw:layer="layout" svg:width="0.44cm" svg:height="0.414cm" svg:x="12.366cm" svg:y="6.2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8" draw:style-name="gr58" draw:text-style-name="P9" draw:layer="layout" svg:width="1.156cm" svg:height="1.117cm" svg:x="11.649cm" svg:y="6.29cm">
          <text:p text:style-name="P8"><text:span text:style-name="T6">J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9" draw:style-name="gr26" draw:text-style-name="P16" draw:layer="layout" svg:width="0.44cm" svg:height="0.414cm" svg:x="12.366cm" svg:y="8.72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0" draw:style-name="gr59" draw:text-style-name="P9" xml:id="id4" draw:id="id4" draw:layer="layout" svg:width="1.156cm" svg:height="1.117cm" svg:x="11.649cm" svg:y="8.724cm">
          <text:p text:style-name="P8"><text:span text:style-name="T6">J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1" draw:style-name="gr26" draw:text-style-name="P16" draw:layer="layout" svg:width="0.44cm" svg:height="0.414cm" svg:x="12.366cm" svg:y="11.15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2" draw:style-name="gr60" draw:text-style-name="P9" xml:id="id5" draw:id="id5" draw:layer="layout" svg:width="1.156cm" svg:height="1.117cm" svg:x="11.649cm" svg:y="11.158cm">
          <text:p text:style-name="P8"><text:span text:style-name="T6">J</text:span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3" draw:style-name="gr26" draw:text-style-name="P16" draw:layer="layout" svg:width="0.44cm" svg:height="0.414cm" svg:x="17.112cm" svg:y="6.2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4" draw:style-name="gr61" draw:text-style-name="P9" xml:id="id6" draw:id="id6" draw:layer="layout" svg:width="1.156cm" svg:height="1.117cm" svg:x="16.395cm" svg:y="6.29cm">
          <text:p text:style-name="P8"><text:span text:style-name="T6">K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5" draw:style-name="gr26" draw:text-style-name="P16" draw:layer="layout" svg:width="0.44cm" svg:height="0.414cm" svg:x="17.112cm" svg:y="8.72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6" draw:style-name="gr62" draw:text-style-name="P9" draw:layer="layout" svg:width="1.156cm" svg:height="1.117cm" svg:x="16.395cm" svg:y="8.724cm">
          <text:p text:style-name="P8"><text:span text:style-name="T6">K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7" draw:style-name="gr26" draw:text-style-name="P16" draw:layer="layout" svg:width="0.44cm" svg:height="0.414cm" svg:x="17.112cm" svg:y="11.15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8" draw:style-name="gr63" draw:text-style-name="P9" draw:layer="layout" svg:width="1.156cm" svg:height="1.117cm" svg:x="16.395cm" svg:y="11.158cm">
          <text:p text:style-name="P8"><text:span text:style-name="T6">K</text:span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64" draw:text-style-name="P16" draw:layer="layout" svg:width="0.44cm" svg:height="0.414cm" svg:x="25.718cm" svg:y="6.2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65" draw:text-style-name="P9" draw:layer="layout" svg:width="1.156cm" svg:height="1.117cm" svg:x="25.002cm" svg:y="6.29cm">
          <text:p text:style-name="P8"><text:span text:style-name="T6">L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26" draw:text-style-name="P16" draw:layer="layout" svg:width="0.44cm" svg:height="0.414cm" svg:x="25.718cm" svg:y="8.72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2" draw:style-name="gr66" draw:text-style-name="P9" draw:layer="layout" svg:width="1.156cm" svg:height="1.117cm" svg:x="25.002cm" svg:y="8.724cm">
          <text:p text:style-name="P8"><text:span text:style-name="T6">L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3" draw:style-name="gr26" draw:text-style-name="P16" draw:layer="layout" svg:width="0.44cm" svg:height="0.414cm" svg:x="25.718cm" svg:y="11.15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4" draw:style-name="gr67" draw:text-style-name="P9" xml:id="id7" draw:id="id7" draw:layer="layout" svg:width="1.156cm" svg:height="1.117cm" svg:x="25.002cm" svg:y="11.158cm">
          <text:p text:style-name="P8"><text:span text:style-name="T6">L</text:span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68" draw:text-style-name="P9" draw:layer="layout" svg:width="1.542cm" svg:height="1.013cm" svg:x="7.083cm" svg:y="4.036cm">
          <text:p text:style-name="P8"><text:span text:style-name="T6">R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6" draw:style-name="gr69" draw:text-style-name="P9" draw:layer="layout" svg:width="1.156cm" svg:height="1.117cm" svg:x="12.008cm" svg:y="4.036cm">
          <text:p text:style-name="P8"><text:span text:style-name="T6">C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7" draw:style-name="gr70" draw:text-style-name="P9" draw:layer="layout" svg:width="1.156cm" svg:height="1.117cm" svg:x="16.753cm" svg:y="4.036cm">
          <text:p text:style-name="P8"><text:span text:style-name="T6">C</text:span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8" draw:style-name="gr71" draw:text-style-name="P9" draw:layer="layout" svg:width="1.156cm" svg:height="1.117cm" svg:x="25.36cm" svg:y="4.036cm">
          <text:p text:style-name="P8"><text:span text:style-name="T6">C</text:span><text:span text:style-name="T7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3" draw:text-style-name="P16" draw:layer="layout" svg:width="0.496cm" svg:height="0.155cm" svg:x="20.481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3" draw:text-style-name="P16" draw:layer="layout" svg:width="0.496cm" svg:height="0.155cm" svg:x="21.402cm" svg:y="8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3" draw:text-style-name="P16" draw:layer="layout" svg:width="0.496cm" svg:height="0.155cm" svg:x="22.322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66" xml:id="id11" draw:id="id11">
          <draw:connector draw:name="Connecteur droit 33" draw:style-name="gr44" draw:text-style-name="P17" draw:layer="layout" draw:type="line" svg:x1="8.248cm" svg:y1="6.66cm" svg:x2="12.227cm" svg:y2="8.724cm" draw:end-shape="id4" draw:end-glue-point="0" svg:d="M8248 6660l3979 2064" svg:viewBox="0 0 3980 2065">
            <text:p/>
          </draw:connector>
          <draw:connector draw:name="Connecteur droit 36" draw:style-name="gr44" draw:text-style-name="P17" draw:layer="layout" draw:type="line" svg:x1="8.258cm" svg:y1="6.66cm" svg:x2="12.227cm" svg:y2="11.158cm" draw:end-shape="id5" draw:end-glue-point="0" svg:d="M8258 6660l3969 4498" svg:viewBox="0 0 3970 4499">
            <text:p/>
          </draw:connector>
          <draw:connector draw:name="Connecteur droit 42" draw:style-name="gr44" draw:text-style-name="P17" draw:layer="layout" draw:type="line" svg:x1="12.913cm" svg:y1="8.724cm" svg:x2="16.395cm" svg:y2="6.848cm" draw:end-shape="id6" draw:end-glue-point="3" svg:d="M12913 8724l3482-1876" svg:viewBox="0 0 3483 1877">
            <text:p/>
          </draw:connector>
          <draw:connector draw:name="Connecteur droit 50" draw:style-name="gr44" draw:text-style-name="P17" draw:layer="layout" draw:type="line" svg:x1="12.913cm" svg:y1="11.158cm" svg:x2="16.395cm" svg:y2="6.848cm" draw:end-shape="id6" draw:end-glue-point="3" svg:d="M12913 11158l3482-4310" svg:viewBox="0 0 3483 4311">
            <text:p/>
          </draw:connector>
          <draw:connector draw:name="Connecteur droit 58" draw:style-name="gr44" draw:text-style-name="P17" draw:layer="layout" draw:type="line" svg:x1="25.58cm" svg:y1="11.158cm" svg:x2="17.736cm" svg:y2="6.47cm" draw:start-shape="id7" draw:start-glue-point="0" svg:d="M25580 11158l-7844-4688" svg:viewBox="0 0 7845 4689">
            <text:p/>
          </draw:connector>
          <draw:connector draw:name="Connecteur droit 61" draw:style-name="gr44" draw:text-style-name="P17" draw:layer="layout" draw:type="line" svg:x1="25.36cm" svg:y1="6.47cm" svg:x2="17.736cm" svg:y2="6.47cm" svg:d="M25360 6470h-7624" svg:viewBox="0 0 7625 1">
            <text:p/>
          </draw:connector>
        </draw:g>
        <draw:g draw:name="Groupe 86" xml:id="id12" draw:id="id12">
          <draw:connector draw:name="Connecteur droit 68" draw:style-name="gr45" draw:text-style-name="P17" draw:layer="layout" draw:type="line" svg:x1="8.286cm" svg:y1="6.66cm" svg:x2="12.227cm" svg:y2="8.724cm" draw:end-shape="id4" draw:end-glue-point="0" svg:d="M8286 6660l3941 2064" svg:viewBox="0 0 3942 2065">
            <text:p/>
          </draw:connector>
          <draw:connector draw:name="Connecteur droit 71" draw:style-name="gr45" draw:text-style-name="P17" draw:layer="layout" draw:type="line" svg:x1="16.395cm" svg:y1="6.848cm" svg:x2="12.944cm" svg:y2="8.724cm" draw:start-shape="id6" draw:start-glue-point="3" svg:d="M16395 6848l-3451 1876" svg:viewBox="0 0 3452 1877">
            <text:p/>
          </draw:connector>
          <draw:connector draw:name="Connecteur droit 74" draw:style-name="gr45" draw:text-style-name="P17" draw:layer="layout" draw:type="line" svg:x1="17.736cm" svg:y1="6.47cm" svg:x2="25.58cm" svg:y2="11.158cm" draw:end-shape="id7" draw:end-glue-point="0" svg:d="M17736 6470l7844 4688" svg:viewBox="0 0 7845 4689">
            <text:p/>
          </draw:connector>
          <draw:connector draw:name="Connecteur droit 77" draw:style-name="gr46" draw:text-style-name="P17" draw:layer="layout" draw:type="line" svg:x1="8.286cm" svg:y1="6.704cm" svg:x2="12.227cm" svg:y2="11.158cm" draw:end-shape="id5" draw:end-glue-point="0" svg:d="M8286 6704l3941 4454" svg:viewBox="0 0 3942 4455">
            <text:p/>
          </draw:connector>
          <draw:connector draw:name="Connecteur droit 80" draw:style-name="gr46" draw:text-style-name="P17" draw:layer="layout" draw:type="line" svg:x1="16.395cm" svg:y1="6.848cm" svg:x2="12.913cm" svg:y2="11.158cm" draw:start-shape="id6" draw:start-glue-point="3" svg:d="M16395 6848l-3482 4310" svg:viewBox="0 0 3483 4311">
            <text:p/>
          </draw:connector>
          <draw:connector draw:name="Connecteur droit 83" draw:style-name="gr46" draw:text-style-name="P17" draw:layer="layout" draw:type="line" svg:x1="17.91cm" svg:y1="6.355cm" svg:x2="25.608cm" svg:y2="10.879cm" svg:d="M17910 6355l7698 4524" svg:viewBox="0 0 7699 4525">
            <text:p/>
          </draw:connector>
        </draw:g>
        <draw:g draw:name="Groupe 100" xml:id="id13" draw:id="id13">
          <draw:custom-shape draw:name="Ellipse 87" draw:style-name="gr52" draw:text-style-name="P18" draw:layer="layout" svg:width="2.112cm" svg:height="2.062cm" svg:x="6.752cm" svg:y="5.451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9" draw:style-name="gr72" draw:text-style-name="P9" draw:layer="layout" svg:width="6.815cm" svg:height="1.214cm" svg:x="4.878cm" svg:y="14.211cm">
            <text:p text:style-name="P8"><text:span text:style-name="T31">:- affinity(I</text:span><text:span text:style-name="T32">1</text:span><text:span text:style-name="T31">),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101" xml:id="id14" draw:id="id14">
          <draw:custom-shape draw:name="Ellipse 88" draw:style-name="gr52" draw:text-style-name="P18" draw:layer="layout" svg:width="2.112cm" svg:height="4.552cm" svg:x="11.523cm" svg:y="7.815cm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e 96">
            <draw:custom-shape draw:name="ZoneTexte 90" draw:style-name="gr73" draw:text-style-name="P9" draw:layer="layout" svg:width="8.101cm" svg:height="1.214cm" svg:x="11.168cm" svg:y="14.211cm">
              <text:p text:style-name="P8"><text:span text:style-name="T31">affi_pert(I</text:span><text:span text:style-name="T32">1,</text:span><text:span text:style-name="T31">J</text:span><text:span text:style-name="T32">2</text:span><text:span text:style-name="T31">,</text:span><text:span text:style-name="T35">S</text:span><text:span text:style-name="T31">),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91" draw:style-name="gr74" draw:text-style-name="P9" draw:layer="layout" svg:width="8.101cm" svg:height="1.214cm" svg:x="18.489cm" svg:y="14.211cm">
              <text:p text:style-name="P8"><text:span text:style-name="T31">affi_pert(I</text:span><text:span text:style-name="T32">1,</text:span><text:span text:style-name="T31">J</text:span><text:span text:style-name="T32">3</text:span><text:span text:style-name="T31">,</text:span><text:span text:style-name="T35">S</text:span><text:span text:style-name="T31">),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95" draw:style-name="gr75" draw:text-style-name="P9" draw:layer="layout" svg:width="2.704cm" svg:height="1.214cm" svg:x="25.874cm" svg:y="14.211cm">
              <text:p text:style-name="P8"><text:span text:style-name="T35">J</text:span><text:span text:style-name="T36">1</text:span><text:span text:style-name="T35">&lt;J</text:span><text:span text:style-name="T36">2</text:span><text:span text:style-name="T3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ZoneTexte 102" draw:style-name="gr76" draw:text-style-name="P9" draw:layer="layout" svg:width="4.43cm" svg:height="1.013cm" svg:x="0.649cm" svg:y="0.508cm">
          <text:p text:style-name="P8"><text:span text:style-name="T33">Constraint n°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03" draw:style-name="standard" draw:layer="layout" svg:width="10.304cm" svg:height="2.137cm" svg:x="23.127cm" svg:y="0.374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8" table:default-cell-style-name="ce12">
              <table:table-cell>
                <text:p text:style-name="P6"><text:span text:style-name="T26">G</text:span><text:span text:style-name="T34">1</text:span></text:p>
              </table:table-cell>
              <table:table-cell>
                <text:p text:style-name="P7"><text:span text:style-name="T26">G</text:span><text:span text:style-name="T34">2</text:span></text:p>
              </table:table-cell>
              <table:table-cell>
                <text:p text:style-name="P7"><text:span text:style-name="T26">G</text:span><text:span text:style-name="T34">3</text:span></text:p>
              </table:table-cell>
              <table:table-cell>
                <text:p text:style-name="P6"><text:span text:style-name="T26">…</text:span></text:p>
              </table:table-cell>
              <table:table-cell>
                <text:p text:style-name="P7"><text:span text:style-name="T26">G</text:span><text:span text:style-name="T34">k</text:span></text:p>
              </table:table-cell>
            </table:table-row>
            <table:table-row table:style-name="ro9" table:default-cell-style-name="ce13"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…</text:span></text:p>
              </table:table-cell>
              <table:table-cell>
                <text:p text:style-name="P6"><text:span text:style-name="T27">1</text:span></text:p>
              </table:table-cell>
            </table:table-row>
          </table:table>
          <draw:image xlink:href="Pictures/TablePreview7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77" draw:text-style-name="P9" draw:layer="layout" svg:width="16.224cm" svg:height="15.051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text:p text:style-name="P8"><text:span text:style-name="T18"/></text:p>
          <text:p text:style-name="P8"><text:span text:style-name="T18">0{affinity(I)}1 :- pot_affi(I).</text:span></text:p>
          <text:p text:style-name="P8"><text:span text:style-name="T18"/></text:p>
          <text:p text:style-name="P8"><text:span text:style-name="T18">:- affinity(I2), affi_pert(I1,J,_), affi_pert(I2,J,_), <text:s/>I1 &lt; I2.</text:span></text:p>
          <text:p text:style-name="P8"><text:span text:style-name="T18"/></text:p>
          <text:p text:style-name="P8"><text:span text:style-name="T18">:- affinity(I), affi_pert(I,J1,S), affi_pert(I,J2,S), <text:s text:c="2"/>J1 &lt; J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78" draw:text-style-name="P14" draw:layer="layout" svg:width="14.073cm" svg:height="6.347cm" svg:x="18.35cm" svg:y="6.832cm">
          <text:p text:style-name="P13"><text:span text:style-name="T22">If there is a common cell I in the reference class which has an affinity with 2 cells in another class that are linked to I, then they all have the same vec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79" draw:text-style-name="P9" draw:layer="layout" svg:width="16.224cm" svg:height="16.235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text:p text:style-name="P8"><text:span text:style-name="T18"/></text:p>
          <text:p text:style-name="P8"><text:span text:style-name="T18">0{affinity(I)}1 :- pot_affi(I).</text:span></text:p>
          <text:p text:style-name="P8"><text:span text:style-name="T18"/></text:p>
          <text:p text:style-name="P8"><text:span text:style-name="T18">:- affinity(I2), affi_pert(I1,J,_), affi_pert(I2,J,_), <text:s/>I1 &lt; I2.</text:span></text:p>
          <text:p text:style-name="P8"><text:span text:style-name="T18"/></text:p>
          <text:p text:style-name="P8"><text:span text:style-name="T18">:- affinity(I), affi_pert(I,J1,S), affi_pert(I,J2,S), <text:s text:c="2"/>J1 &lt; J2.</text:span></text:p>
          <text:p text:style-name="P8"><text:span text:style-name="T18"/></text:p>
          <text:p text:style-name="P8"><text:span text:style-name="T18">#maximize{1, I : affinity(I)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80" draw:text-style-name="P14" draw:layer="layout" svg:width="14.073cm" svg:height="2.283cm" svg:x="18.402cm" svg:y="8.371cm">
          <text:p text:style-name="P13"><text:span text:style-name="T22">We maximize the number of n-tuples of cel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ide">
        <office:forms form:automatic-focus="false" form:apply-design-mode="false"/>
        <draw:custom-shape draw:name="Rectangle 2" draw:style-name="gr3" draw:text-style-name="P10" draw:layer="layout" svg:width="16.93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81" draw:text-style-name="P9" draw:layer="layout" svg:width="16.224cm" svg:height="18.011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text:p text:style-name="P8"><text:span text:style-name="T18"/></text:p>
          <text:p text:style-name="P8"><text:span text:style-name="T18">0{affinity(I)}1 :- pot_affi(I).</text:span></text:p>
          <text:p text:style-name="P8"><text:span text:style-name="T18"/></text:p>
          <text:p text:style-name="P8"><text:span text:style-name="T18">:- affinity(I2), affi_pert(I1,J,_), affi_pert(I2,J,_), <text:s/>I1 &lt; I2.</text:span></text:p>
          <text:p text:style-name="P8"><text:span text:style-name="T18"/></text:p>
          <text:p text:style-name="P8"><text:span text:style-name="T18">:- affinity(I), affi_pert(I,J1,S), affi_pert(I,J2,S), <text:s text:c="2"/>J1 &lt; J2.</text:span></text:p>
          <text:p text:style-name="P8"><text:span text:style-name="T18"/></text:p>
          <text:p text:style-name="P8"><text:span text:style-name="T18">#maximize{1, I : affinity(I)}.</text:span></text:p>
          <text:p text:style-name="P8"><text:span text:style-name="T18"/></text:p>
          <text:p text:style-name="P8"><text:span text:style-name="T18">#show selgene/1.</text:span></text:p>
          <text:p text:style-name="P8"><text:span text:style-name="T18">#show affinity/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82" draw:text-style-name="P14" draw:layer="layout" svg:width="14.073cm" svg:height="2.283cm" svg:x="18.402cm" svg:y="8.371cm">
          <text:p text:style-name="P13"><text:span text:style-name="T22">We show selgene/1 and affinity/1 predic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ide">
        <office:forms form:automatic-focus="false" form:apply-design-mode="false"/>
        <draw:frame draw:style-name="standard" draw:layer="layout" svg:width="31.818cm" svg:height="16.316cm" svg:x="0.528cm" svg:y="1.62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0" table:default-cell-style-name="gray3">
              <table:table-cell>
                <text:p><text:span text:style-name="T37">DATASETS</text:span></text:p>
              </table:table-cell>
              <table:table-cell table:style-name="ce14">
                <text:p><text:span text:style-name="T38">SIZE</text:span></text:p>
              </table:table-cell>
              <table:table-cell>
                <text:p><text:span text:style-name="T37">k</text:span></text:p>
              </table:table-cell>
              <table:table-cell>
                <text:p><text:span text:style-name="T37">TIME</text:span></text:p>
              </table:table-cell>
              <table:table-cell>
                <text:p><text:span text:style-name="T37">OPTIMUM FOUND</text:span></text:p>
              </table:table-cell>
            </table:table-row>
            <table:table-row table:style-name="ro11" table:default-cell-style-name="gray2">
              <table:table-cell>
                <text:p text:style-name="P19"><text:span text:style-name="T39">B_3_classes</text:span></text:p>
                <text:p text:style-name="P19"><text:span text:style-name="T39"/></text:p>
                <text:p text:style-name="P19"><text:span text:style-name="T39">without_zeros : 10 colonnes</text:span></text:p>
              </table:table-cell>
              <table:table-cell table:style-name="ce14">
                <text:p><text:span text:style-name="T38">28</text:span></text:p>
              </table:table-cell>
              <table:table-cell>
                <text:p><text:span text:style-name="T37">3</text:span></text:p>
              </table:table-cell>
              <table:table-cell>
                <text:p><text:span text:style-name="T37">0.394s</text:span></text:p>
              </table:table-cell>
              <table:table-cell table:style-name="ce15">
                <text:p text:style-name="P19"><text:span text:style-name="T40">selgene(3) selgene(18) selgene(19) affinity(e510935) affinity(e510943)</text:span></text:p>
              </table:table-cell>
            </table:table-row>
            <table:table-row table:style-name="ro12" table:default-cell-style-name="gray1">
              <table:table-cell>
                <text:p text:style-name="P19"><text:span text:style-name="T39">B_4_classes</text:span></text:p>
                <text:p text:style-name="P19"><text:span text:style-name="T39"/></text:p>
                <text:p text:style-name="P19"><text:span text:style-name="T39">without_zeros : 4 colonnes</text:span></text:p>
              </table:table-cell>
              <table:table-cell>
                <text:p><text:span text:style-name="T38">34</text:span></text:p>
              </table:table-cell>
              <table:table-cell>
                <text:p><text:span text:style-name="T37">3</text:span></text:p>
              </table:table-cell>
              <table:table-cell>
                <text:p><text:span text:style-name="T37">1.599s</text:span></text:p>
              </table:table-cell>
              <table:table-cell table:style-name="ce15">
                <text:p text:style-name="P19"><text:span text:style-name="T40">selgene(0) selgene(3) selgene(23) affinity(e510935)</text:span></text:p>
              </table:table-cell>
            </table:table-row>
            <table:table-row table:style-name="ro13" table:default-cell-style-name="gray2">
              <table:table-cell>
                <text:p text:style-name="P19"><text:span text:style-name="T39">C_3_classes</text:span></text:p>
                <text:p text:style-name="P19"><text:span text:style-name="T39"/></text:p>
                <text:p text:style-name="P19"><text:span text:style-name="T39">without_zeros : 14 colonnes</text:span></text:p>
              </table:table-cell>
              <table:table-cell table:style-name="ce14">
                <text:p><text:span text:style-name="T38">94</text:span></text:p>
              </table:table-cell>
              <table:table-cell>
                <text:p><text:span text:style-name="T37">3</text:span></text:p>
              </table:table-cell>
              <table:table-cell>
                <text:p><text:span text:style-name="T37">741.142s</text:span></text:p>
              </table:table-cell>
              <table:table-cell table:style-name="ce15">
                <text:p text:style-name="P19"><text:span text:style-name="T40">selgene(22) selgene(66) selgene(68) affinity(e510935) affinity(e5131761) affinity(e5131762)</text:span></text:p>
              </table:table-cell>
            </table:table-row>
            <table:table-row table:style-name="ro14" table:default-cell-style-name="gray1">
              <table:table-cell>
                <text:p text:style-name="P19"><text:span text:style-name="T39">C_4_classes</text:span></text:p>
                <text:p text:style-name="P19"><text:span text:style-name="T39"/></text:p>
                <text:p text:style-name="P19"><text:span text:style-name="T39">without_zeros : 9 colonnes</text:span></text:p>
              </table:table-cell>
              <table:table-cell>
                <text:p><text:span text:style-name="T38">99</text:span></text:p>
              </table:table-cell>
              <table:table-cell>
                <text:p><text:span text:style-name="T37">3</text:span></text:p>
              </table:table-cell>
              <table:table-cell>
                <text:p><text:span text:style-name="T37">2457.698s</text:span></text:p>
              </table:table-cell>
              <table:table-cell table:style-name="ce16">
                <text:p><text:span text:style-name="T41">selgene(7) selgene(47) selgene(66) affinity(e5121029) affinity(e5131760)</text:span></text:p>
              </table:table-cell>
            </table:table-row>
            <table:table-row table:style-name="ro15" table:default-cell-style-name="gray2">
              <table:table-cell>
                <text:p text:style-name="P19"><text:span text:style-name="T39">B_3_classes</text:span></text:p>
                <text:p text:style-name="P19"><text:span text:style-name="T39"/></text:p>
                <text:p text:style-name="P19"><text:span text:style-name="T39">with_zeros</text:span></text:p>
              </table:table-cell>
              <table:table-cell>
                <text:p><text:span text:style-name="T38">38</text:span></text:p>
              </table:table-cell>
              <table:table-cell>
                <text:p><text:span text:style-name="T37">3</text:span></text:p>
                <text:p><text:span text:style-name="T37"/></text:p>
              </table:table-cell>
              <table:table-cell>
                <text:p><text:span text:style-name="T37">1.128s</text:span></text:p>
              </table:table-cell>
              <table:table-cell table:style-name="ce17">
                <text:p text:style-name="P20"><text:span text:style-name="T41">selgene(4) selgene(5) selgene(27) affinity(e510935) affinity(e510943)</text:span></text:p>
              </table:table-cell>
            </table:table-row>
            <table:table-row table:style-name="ro15" table:default-cell-style-name="gray1">
              <table:table-cell>
                <text:p text:style-name="P19"><text:span text:style-name="T39">B_4_classes</text:span></text:p>
                <text:p text:style-name="P19"><text:span text:style-name="T39"/></text:p>
                <text:p text:style-name="P19"><text:span text:style-name="T39">with_zeros</text:span></text:p>
              </table:table-cell>
              <table:table-cell>
                <text:p><text:span text:style-name="T38">38</text:span></text:p>
              </table:table-cell>
              <table:table-cell>
                <text:p><text:span text:style-name="T37">3</text:span></text:p>
                <text:p><text:span text:style-name="T37"/></text:p>
              </table:table-cell>
              <table:table-cell>
                <text:p><text:span text:style-name="T37">1.673s</text:span></text:p>
              </table:table-cell>
              <table:table-cell table:style-name="ce16">
                <text:p><text:span text:style-name="T41">selgene(0) selgene(4) selgene(27) affinity(e510935)</text:span></text:p>
              </table:table-cell>
            </table:table-row>
            <table:table-row table:style-name="ro15" table:default-cell-style-name="gray2">
              <table:table-cell>
                <text:p text:style-name="P19"><text:span text:style-name="T39">C_3_classes</text:span></text:p>
                <text:p text:style-name="P19"><text:span text:style-name="T39"/></text:p>
                <text:p text:style-name="P19"><text:span text:style-name="T39">with_zeros</text:span></text:p>
              </table:table-cell>
              <table:table-cell>
                <text:p><text:span text:style-name="T38">108</text:span></text:p>
              </table:table-cell>
              <table:table-cell>
                <text:p><text:span text:style-name="T37">3</text:span></text:p>
                <text:p><text:span text:style-name="T37"/></text:p>
              </table:table-cell>
              <table:table-cell>
                <text:p><text:span text:style-name="T37">674.987s</text:span></text:p>
              </table:table-cell>
              <table:table-cell table:style-name="ce16">
                <text:p><text:span text:style-name="T41">selgene(72) selgene(76) selgene(78) affinity(e5131761) affinity(e5131762) affinity(e5141788)</text:span></text:p>
              </table:table-cell>
            </table:table-row>
            <table:table-row table:style-name="ro15" table:default-cell-style-name="gray1">
              <table:table-cell>
                <text:p text:style-name="P19"><text:span text:style-name="T39">C_4_classes</text:span></text:p>
                <text:p text:style-name="P19"><text:span text:style-name="T39"/></text:p>
                <text:p text:style-name="P19"><text:span text:style-name="T39">with_zeros</text:span></text:p>
              </table:table-cell>
              <table:table-cell>
                <text:p><text:span text:style-name="T38">108</text:span></text:p>
              </table:table-cell>
              <table:table-cell>
                <text:p><text:span text:style-name="T37">3</text:span></text:p>
                <text:p><text:span text:style-name="T37"/></text:p>
              </table:table-cell>
              <table:table-cell>
                <text:p><text:span text:style-name="T37">5716.623s</text:span></text:p>
              </table:table-cell>
              <table:table-cell table:style-name="ce16">
                <text:p><text:span text:style-name="T41">selgene(54) selgene(64) selgene(74) affinity(e510933) affinity(e5131760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3" draw:text-style-name="P21" draw:layer="layout" svg:width="15.505cm" svg:height="0.962cm" svg:x="0.5cm" svg:y="0.5cm">
          <draw:text-box>
            <text:p>Comparison between datasets with and without zero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ide">
        <office:forms form:automatic-focus="false" form:apply-design-mode="false"/>
        <draw:frame draw:style-name="standard" draw:layer="layout" svg:width="31.499cm" svg:height="16.411cm" svg:x="0.66cm" svg:y="2.183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row table:style-name="ro16" table:default-cell-style-name="gray3">
              <table:table-cell>
                <text:p>DATASETS without zeros</text:p>
              </table:table-cell>
              <table:table-cell>
                <text:p text:style-name="P23"><text:span text:style-name="T42">v10.2_no_parents_3_classes ou </text:span>v10.2_no_parents_4_classes</text:p>
              </table:table-cell>
              <table:table-cell>
                <text:p>v10.2_no_parents_k_classes</text:p>
              </table:table-cell>
            </table:table-row>
            <table:table-row table:style-name="ro17" table:default-cell-style-name="ce18">
              <table:table-cell table:style-name="gray2">
                <text:p>B_3_classes</text:p>
              </table:table-cell>
              <table:table-cell>
                <text:p><text:span text:style-name="T43">affinity(e510933,e6121277,e5121033) affinity(e510935,e6121271,e5121042) </text:span></text:p>
                <text:p><text:span text:style-name="T43"/></text:p>
                <text:p><text:span text:style-name="T43">selgene(3) selgene(13) selgene(17)</text:span></text:p>
                <text:p><text:span text:style-name="T43"/></text:p>
                <text:p><text:span text:style-name="T43">1.592s</text:span></text:p>
              </table:table-cell>
              <table:table-cell>
                <text:p><text:span text:style-name="T43">affinity(e510935) affinity(e510943)</text:span></text:p>
                <text:p><text:span text:style-name="T43"/></text:p>
                <text:p text:style-name="P23"><text:span text:style-name="T43">selgene(3) selgene(18) selgene(19) </text:span></text:p>
                <text:p text:style-name="P23"><text:span text:style-name="T43"/></text:p>
                <text:p text:style-name="P23"><text:span text:style-name="T43"/></text:p>
                <text:p text:style-name="P23"><text:span text:style-name="T43">0.394s</text:span></text:p>
              </table:table-cell>
            </table:table-row>
            <table:table-row table:style-name="ro17" table:default-cell-style-name="ce18">
              <table:table-cell table:style-name="gray1">
                <text:p>B_4_classes</text:p>
              </table:table-cell>
              <table:table-cell>
                <text:p><text:span text:style-name="T43">affinity(e46613,e510933,e6121277,e5121033) affinity(e46609,e510934,e6111070,e5131767) </text:span></text:p>
                <text:p><text:span text:style-name="T43"/></text:p>
                <text:p><text:span text:style-name="T43">selgene(3) selgene(4) selgene(15)</text:span></text:p>
                <text:p><text:span text:style-name="T43"/></text:p>
                <text:p><text:span text:style-name="T43">3.934s</text:span></text:p>
              </table:table-cell>
              <table:table-cell>
                <text:p text:style-name="P23"><text:span text:style-name="T43">affinity(e510935)</text:span></text:p>
                <text:p><text:span text:style-name="T43"/></text:p>
                <text:p><text:span text:style-name="T43">selgene(0) selgene(3) selgene(23)</text:span></text:p>
                <text:p><text:span text:style-name="T43"/></text:p>
                <text:p><text:span text:style-name="T43"/></text:p>
                <text:p><text:span text:style-name="T43">1.599s</text:span></text:p>
              </table:table-cell>
            </table:table-row>
            <table:table-row table:style-name="ro17" table:default-cell-style-name="gray2">
              <table:table-cell>
                <text:p>C_3_classes</text:p>
              </table:table-cell>
              <table:table-cell table:style-name="ce18">
                <text:p><text:span text:style-name="T43">affinity(e5131760,e6131383,e5131767) affinity(e510933,e6121482,e5373237) affinity(e510944,e6121271,e6178) affinity(e5121029,e6121277,e6111076) </text:span></text:p>
                <text:p><text:span text:style-name="T43"/></text:p>
                <text:p><text:span text:style-name="T43">selgene(3) selgene(68) selgene(64)</text:span></text:p>
                <text:p><text:span text:style-name="T43"/></text:p>
                <text:p><text:span text:style-name="T43">263.979s</text:span></text:p>
              </table:table-cell>
              <table:table-cell>
                <text:p text:style-name="P23"><text:span text:style-name="T43">affinity(e510935) affinity(e5131761) affinity(e5131762)</text:span></text:p>
                <text:p><text:span text:style-name="T43"/></text:p>
                <text:p><text:span text:style-name="T43">selgene(22) selgene(66) selgene(68)</text:span></text:p>
                <text:p/>
                <text:p/>
                <text:p><text:span text:style-name="T43">741.142s</text:span></text:p>
              </table:table-cell>
            </table:table-row>
            <table:table-row table:style-name="ro18" table:default-cell-style-name="gray1">
              <table:table-cell>
                <text:p>C_4_classes</text:p>
              </table:table-cell>
              <table:table-cell table:style-name="ce19">
                <text:p><text:span text:style-name="T44">affinity(e4late343173,e5130,e6121278,e5121042) affinity(e47647,e510934,e6131383,e5373235) affinity(e4late343174,e510933,e6121482,e5373237) affinity(e46613,e5121028,e6121277,e6111076) </text:span></text:p>
                <text:p><text:span text:style-name="T44"/></text:p>
                <text:p><text:span text:style-name="T44">selgene(3) selgene(71) selgene(82)</text:span></text:p>
                <text:p><text:span text:style-name="T44"/></text:p>
                <text:p><text:span text:style-name="T44">9755.855s</text:span></text:p>
              </table:table-cell>
              <table:table-cell>
                <text:p text:style-name="P23"><text:span text:style-name="T43">affinity(e5121029) affinity(e5131760)</text:span></text:p>
                <text:p><text:span text:style-name="T43"/></text:p>
                <text:p><text:span text:style-name="T43">selgene(7) selgene(47) selgene(66)</text:span></text:p>
                <text:p/>
                <text:p/>
                <text:p><text:span text:style-name="T43">2457.698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4" draw:text-style-name="P21" draw:layer="layout" svg:width="18.358cm" svg:height="0.962cm" svg:x="0.995cm" svg:y="1.038cm">
          <draw:text-box>
            <text:p>Comparison between the results according to the program used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 style:font-pitch="variable"/>
    <style:font-face style:name="inherit1" svg:font-family="inherit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V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loext:theme loext:name="Thème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1">
      <loext:theme loext:name="Thème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Espace réservé de la date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2" presentation:style-name="Mpr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lgorithm « n-classes »</dc:title>
    <meta:initial-creator>intendance</meta:initial-creator>
    <meta:editing-cycles>12</meta:editing-cycles>
    <meta:creation-date>2024-01-09T17:28:45</meta:creation-date>
    <dc:date>2024-01-16T11:55:10.261000000</dc:date>
    <meta:editing-duration>P1DT8H54M48S</meta:editing-duration>
    <meta:generator>LibreOffice/7.4.0.3$Windows_X86_64 LibreOffice_project/f85e47c08ddd19c015c0114a68350214f7066f5a</meta:generator>
    <meta:document-statistic meta:object-count="259"/>
    <meta:user-defined meta:name="AppVersion">16.0000</meta:user-defined>
    <meta:user-defined meta:name="PresentationFormat">Grand écran</meta:user-defined>
    <meta:user-defined meta:name="Slides" meta:value-type="float">24</meta:user-defined>
  </office:meta>
</office:document-meta>
</file>